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3" style:family="graphic" style:parent-style-name="standard">
      <style:graphic-properties draw:stroke="none" svg:stroke-color="#000000" draw:fill="none" draw:fill-color="#ffffff" fo:min-height="2.845cm"/>
    </style:style>
    <style:style style:name="gr4" style:family="graphic" style:parent-style-name="standard">
      <style:graphic-properties draw:stroke="none" svg:stroke-color="#000000" draw:fill="none" draw:fill-color="#ffffff" fo:min-height="1.909cm"/>
    </style:style>
    <style:style style:name="gr5" style:family="graphic" style:parent-style-name="standard">
      <style:graphic-properties draw:stroke="none" svg:stroke-color="#000000" draw:fill="none" draw:fill-color="#ffffff" fo:min-height="2.9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text-properties fo:font-size="37pt" style:font-size-asian="37pt" style:font-size-complex="37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7pt" style:font-size-asian="37pt" style:font-size-complex="3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178cm" svg:y1="4.816cm" svg:x2="9.448cm" svg:y2="4.816cm">
          <text:p/>
        </draw:line>
        <draw:line draw:style-name="gr1" draw:text-style-name="P1" draw:layer="layout" svg:x1="9.448cm" svg:y1="4.816cm" svg:x2="9.448cm" svg:y2="2.276cm">
          <text:p/>
        </draw:line>
        <draw:line draw:style-name="gr1" draw:text-style-name="P1" draw:layer="layout" svg:x1="9.448cm" svg:y1="2.276cm" svg:x2="11.988cm" svg:y2="2.276cm">
          <text:p/>
        </draw:line>
        <draw:line draw:style-name="gr1" draw:text-style-name="P1" draw:layer="layout" svg:x1="11.988cm" svg:y1="2.276cm" svg:x2="11.988cm" svg:y2="4.816cm">
          <text:p/>
        </draw:line>
        <draw:line draw:style-name="gr1" draw:text-style-name="P1" draw:layer="layout" svg:x1="11.988cm" svg:y1="4.816cm" svg:x2="14.528cm" svg:y2="4.816cm">
          <text:p/>
        </draw:line>
        <draw:line draw:style-name="gr1" draw:text-style-name="P1" draw:layer="layout" svg:x1="14.548cm" svg:y1="4.816cm" svg:x2="14.548cm" svg:y2="2.276cm">
          <text:p/>
        </draw:line>
        <draw:line draw:style-name="gr1" draw:text-style-name="P1" draw:layer="layout" svg:x1="14.548cm" svg:y1="2.276cm" svg:x2="17.088cm" svg:y2="2.276cm">
          <text:p/>
        </draw:line>
        <draw:line draw:style-name="gr1" draw:text-style-name="P1" draw:layer="layout" svg:x1="17.088cm" svg:y1="2.276cm" svg:x2="17.088cm" svg:y2="4.816cm">
          <text:p/>
        </draw:line>
        <draw:line draw:style-name="gr1" draw:text-style-name="P1" draw:layer="layout" svg:x1="17.088cm" svg:y1="4.816cm" svg:x2="19.628cm" svg:y2="4.816cm">
          <text:p/>
        </draw:line>
        <draw:line draw:style-name="gr1" draw:text-style-name="P1" draw:layer="layout" svg:x1="19.648cm" svg:y1="4.816cm" svg:x2="19.648cm" svg:y2="2.276cm">
          <text:p/>
        </draw:line>
        <draw:line draw:style-name="gr1" draw:text-style-name="P1" draw:layer="layout" svg:x1="19.648cm" svg:y1="2.276cm" svg:x2="22.188cm" svg:y2="2.276cm">
          <text:p/>
        </draw:line>
        <draw:line draw:style-name="gr1" draw:text-style-name="P1" draw:layer="layout" svg:x1="22.188cm" svg:y1="2.276cm" svg:x2="22.188cm" svg:y2="4.816cm">
          <text:p/>
        </draw:line>
        <draw:line draw:style-name="gr1" draw:text-style-name="P1" draw:layer="layout" svg:x1="22.188cm" svg:y1="4.816cm" svg:x2="24.728cm" svg:y2="4.816cm">
          <text:p/>
        </draw:line>
        <draw:line draw:style-name="gr1" draw:text-style-name="P1" draw:layer="layout" svg:x1="24.748cm" svg:y1="4.816cm" svg:x2="24.748cm" svg:y2="2.276cm">
          <text:p/>
        </draw:line>
        <draw:line draw:style-name="gr1" draw:text-style-name="P1" draw:layer="layout" svg:x1="24.748cm" svg:y1="2.276cm" svg:x2="27.288cm" svg:y2="2.276cm">
          <text:p/>
        </draw:line>
        <draw:line draw:style-name="gr1" draw:text-style-name="P1" draw:layer="layout" svg:x1="27.288cm" svg:y1="2.276cm" svg:x2="27.288cm" svg:y2="4.816cm">
          <text:p/>
        </draw:line>
        <draw:line draw:style-name="gr1" draw:text-style-name="P1" draw:layer="layout" svg:x1="27.288cm" svg:y1="4.816cm" svg:x2="29.828cm" svg:y2="4.816cm">
          <text:p/>
        </draw:line>
        <draw:line draw:style-name="gr1" draw:text-style-name="P1" draw:layer="layout" svg:x1="29.793cm" svg:y1="4.816cm" svg:x2="29.793cm" svg:y2="2.276cm">
          <text:p/>
        </draw:line>
        <draw:line draw:style-name="gr1" draw:text-style-name="P1" draw:layer="layout" svg:x1="29.793cm" svg:y1="2.276cm" svg:x2="32.333cm" svg:y2="2.276cm">
          <text:p/>
        </draw:line>
        <draw:line draw:style-name="gr1" draw:text-style-name="P1" draw:layer="layout" svg:x1="32.333cm" svg:y1="2.276cm" svg:x2="32.333cm" svg:y2="4.816cm">
          <text:p/>
        </draw:line>
        <draw:line draw:style-name="gr1" draw:text-style-name="P1" draw:layer="layout" svg:x1="32.333cm" svg:y1="4.816cm" svg:x2="34.873cm" svg:y2="4.816cm">
          <text:p/>
        </draw:line>
        <draw:line draw:style-name="gr1" draw:text-style-name="P1" draw:layer="layout" svg:x1="34.848cm" svg:y1="4.816cm" svg:x2="34.848cm" svg:y2="2.276cm">
          <text:p/>
        </draw:line>
        <draw:line draw:style-name="gr1" draw:text-style-name="P1" draw:layer="layout" svg:x1="34.848cm" svg:y1="2.276cm" svg:x2="37.388cm" svg:y2="2.276cm">
          <text:p/>
        </draw:line>
        <draw:line draw:style-name="gr1" draw:text-style-name="P1" draw:layer="layout" svg:x1="37.388cm" svg:y1="2.276cm" svg:x2="37.388cm" svg:y2="4.816cm">
          <text:p/>
        </draw:line>
        <draw:line draw:style-name="gr1" draw:text-style-name="P1" draw:layer="layout" svg:x1="37.388cm" svg:y1="4.816cm" svg:x2="39.928cm" svg:y2="4.816cm">
          <text:p/>
        </draw:line>
        <draw:line draw:style-name="gr1" draw:text-style-name="P1" draw:layer="layout" svg:x1="39.948cm" svg:y1="4.816cm" svg:x2="39.948cm" svg:y2="2.276cm">
          <text:p/>
        </draw:line>
        <draw:line draw:style-name="gr1" draw:text-style-name="P1" draw:layer="layout" svg:x1="39.948cm" svg:y1="2.276cm" svg:x2="42.488cm" svg:y2="2.276cm">
          <text:p/>
        </draw:line>
        <draw:line draw:style-name="gr1" draw:text-style-name="P1" draw:layer="layout" svg:x1="42.488cm" svg:y1="2.276cm" svg:x2="42.488cm" svg:y2="4.816cm">
          <text:p/>
        </draw:line>
        <draw:line draw:style-name="gr1" draw:text-style-name="P1" draw:layer="layout" svg:x1="42.488cm" svg:y1="4.816cm" svg:x2="45.028cm" svg:y2="4.816cm">
          <text:p/>
        </draw:line>
        <draw:line draw:style-name="gr1" draw:text-style-name="P1" draw:layer="layout" svg:x1="45.048cm" svg:y1="4.816cm" svg:x2="45.048cm" svg:y2="2.276cm">
          <text:p/>
        </draw:line>
        <draw:line draw:style-name="gr1" draw:text-style-name="P1" draw:layer="layout" svg:x1="45.048cm" svg:y1="2.276cm" svg:x2="47.588cm" svg:y2="2.276cm">
          <text:p/>
        </draw:line>
        <draw:line draw:style-name="gr1" draw:text-style-name="P1" draw:layer="layout" svg:x1="47.588cm" svg:y1="2.276cm" svg:x2="47.588cm" svg:y2="4.816cm">
          <text:p/>
        </draw:line>
        <draw:line draw:style-name="gr1" draw:text-style-name="P1" draw:layer="layout" svg:x1="47.588cm" svg:y1="4.816cm" svg:x2="50.128cm" svg:y2="4.816cm">
          <text:p/>
        </draw:line>
        <draw:line draw:style-name="gr1" draw:text-style-name="P1" draw:layer="layout" svg:x1="50.148cm" svg:y1="4.816cm" svg:x2="50.148cm" svg:y2="2.276cm">
          <text:p/>
        </draw:line>
        <draw:line draw:style-name="gr1" draw:text-style-name="P1" draw:layer="layout" svg:x1="50.148cm" svg:y1="2.276cm" svg:x2="52.688cm" svg:y2="2.276cm">
          <text:p/>
        </draw:line>
        <draw:line draw:style-name="gr1" draw:text-style-name="P1" draw:layer="layout" svg:x1="52.688cm" svg:y1="2.276cm" svg:x2="52.688cm" svg:y2="4.816cm">
          <text:p/>
        </draw:line>
        <draw:line draw:style-name="gr1" draw:text-style-name="P1" draw:layer="layout" svg:x1="52.688cm" svg:y1="4.816cm" svg:x2="55.228cm" svg:y2="4.816cm">
          <text:p/>
        </draw:line>
        <draw:line draw:style-name="gr1" draw:text-style-name="P1" draw:layer="layout" svg:x1="55.208cm" svg:y1="4.846cm" svg:x2="55.208cm" svg:y2="2.306cm">
          <text:p/>
        </draw:line>
        <draw:line draw:style-name="gr1" draw:text-style-name="P1" draw:layer="layout" svg:x1="55.208cm" svg:y1="2.306cm" svg:x2="57.748cm" svg:y2="2.306cm">
          <text:p/>
        </draw:line>
        <draw:line draw:style-name="gr1" draw:text-style-name="P1" draw:layer="layout" svg:x1="57.748cm" svg:y1="2.306cm" svg:x2="57.748cm" svg:y2="4.846cm">
          <text:p/>
        </draw:line>
        <draw:line draw:style-name="gr1" draw:text-style-name="P1" draw:layer="layout" svg:x1="57.748cm" svg:y1="4.846cm" svg:x2="60.288cm" svg:y2="4.846cm">
          <text:p/>
        </draw:line>
        <draw:line draw:style-name="gr1" draw:text-style-name="P1" draw:layer="layout" svg:x1="60.268cm" svg:y1="4.876cm" svg:x2="60.268cm" svg:y2="2.336cm">
          <text:p/>
        </draw:line>
        <draw:line draw:style-name="gr1" draw:text-style-name="P1" draw:layer="layout" svg:x1="60.268cm" svg:y1="2.336cm" svg:x2="62.808cm" svg:y2="2.336cm">
          <text:p/>
        </draw:line>
        <draw:line draw:style-name="gr1" draw:text-style-name="P1" draw:layer="layout" svg:x1="62.808cm" svg:y1="2.336cm" svg:x2="62.808cm" svg:y2="4.876cm">
          <text:p/>
        </draw:line>
        <draw:line draw:style-name="gr1" draw:text-style-name="P1" draw:layer="layout" svg:x1="62.808cm" svg:y1="4.876cm" svg:x2="65.348cm" svg:y2="4.876cm">
          <text:p/>
        </draw:line>
        <draw:line draw:style-name="gr1" draw:text-style-name="P1" draw:layer="layout" svg:x1="65.328cm" svg:y1="4.806cm" svg:x2="65.328cm" svg:y2="2.266cm">
          <text:p/>
        </draw:line>
        <draw:line draw:style-name="gr1" draw:text-style-name="P1" draw:layer="layout" svg:x1="65.328cm" svg:y1="2.266cm" svg:x2="67.868cm" svg:y2="2.266cm">
          <text:p/>
        </draw:line>
        <draw:line draw:style-name="gr1" draw:text-style-name="P1" draw:layer="layout" svg:x1="67.868cm" svg:y1="2.266cm" svg:x2="67.868cm" svg:y2="4.806cm">
          <text:p/>
        </draw:line>
        <draw:line draw:style-name="gr1" draw:text-style-name="P1" draw:layer="layout" svg:x1="67.868cm" svg:y1="4.806cm" svg:x2="70.408cm" svg:y2="4.806cm">
          <text:p/>
        </draw:line>
        <draw:line draw:style-name="gr1" draw:text-style-name="P1" draw:layer="layout" svg:x1="70.388cm" svg:y1="4.736cm" svg:x2="70.388cm" svg:y2="2.196cm">
          <text:p/>
        </draw:line>
        <draw:line draw:style-name="gr1" draw:text-style-name="P1" draw:layer="layout" svg:x1="70.388cm" svg:y1="2.196cm" svg:x2="72.928cm" svg:y2="2.196cm">
          <text:p/>
        </draw:line>
        <draw:line draw:style-name="gr1" draw:text-style-name="P1" draw:layer="layout" svg:x1="72.928cm" svg:y1="2.196cm" svg:x2="72.928cm" svg:y2="4.736cm">
          <text:p/>
        </draw:line>
        <draw:line draw:style-name="gr1" draw:text-style-name="P1" draw:layer="layout" svg:x1="72.928cm" svg:y1="4.736cm" svg:x2="75.468cm" svg:y2="4.736cm">
          <text:p/>
        </draw:line>
        <draw:line draw:style-name="gr1" draw:text-style-name="P1" draw:layer="layout" svg:x1="75.448cm" svg:y1="4.766cm" svg:x2="75.448cm" svg:y2="2.226cm">
          <text:p/>
        </draw:line>
        <draw:line draw:style-name="gr1" draw:text-style-name="P1" draw:layer="layout" svg:x1="75.448cm" svg:y1="2.226cm" svg:x2="77.988cm" svg:y2="2.226cm">
          <text:p/>
        </draw:line>
        <draw:line draw:style-name="gr1" draw:text-style-name="P1" draw:layer="layout" svg:x1="77.988cm" svg:y1="2.226cm" svg:x2="77.988cm" svg:y2="4.766cm">
          <text:p/>
        </draw:line>
        <draw:line draw:style-name="gr1" draw:text-style-name="P1" draw:layer="layout" svg:x1="77.988cm" svg:y1="4.766cm" svg:x2="80.528cm" svg:y2="4.766cm">
          <text:p/>
        </draw:line>
        <draw:line draw:style-name="gr1" draw:text-style-name="P1" draw:layer="layout" svg:x1="80.559cm" svg:y1="4.729cm" svg:x2="80.559cm" svg:y2="2.189cm">
          <text:p/>
        </draw:line>
        <draw:line draw:style-name="gr1" draw:text-style-name="P1" draw:layer="layout" svg:x1="80.559cm" svg:y1="2.189cm" svg:x2="83.099cm" svg:y2="2.189cm">
          <text:p/>
        </draw:line>
        <draw:line draw:style-name="gr1" draw:text-style-name="P1" draw:layer="layout" svg:x1="83.099cm" svg:y1="2.189cm" svg:x2="83.099cm" svg:y2="4.729cm">
          <text:p/>
        </draw:line>
        <draw:line draw:style-name="gr1" draw:text-style-name="P1" draw:layer="layout" svg:x1="83.099cm" svg:y1="4.729cm" svg:x2="85.639cm" svg:y2="4.729cm">
          <text:p/>
        </draw:line>
        <draw:line draw:style-name="gr1" draw:text-style-name="P1" draw:layer="layout" svg:x1="85.659cm" svg:y1="4.729cm" svg:x2="85.659cm" svg:y2="2.189cm">
          <text:p/>
        </draw:line>
        <draw:line draw:style-name="gr1" draw:text-style-name="P1" draw:layer="layout" svg:x1="85.659cm" svg:y1="2.189cm" svg:x2="88.199cm" svg:y2="2.189cm">
          <text:p/>
        </draw:line>
        <draw:line draw:style-name="gr1" draw:text-style-name="P1" draw:layer="layout" svg:x1="88.199cm" svg:y1="2.189cm" svg:x2="88.199cm" svg:y2="4.729cm">
          <text:p/>
        </draw:line>
        <draw:line draw:style-name="gr1" draw:text-style-name="P1" draw:layer="layout" svg:x1="88.199cm" svg:y1="4.729cm" svg:x2="90.739cm" svg:y2="4.729cm">
          <text:p/>
        </draw:line>
        <draw:line draw:style-name="gr1" draw:text-style-name="P1" draw:layer="layout" svg:x1="90.759cm" svg:y1="4.729cm" svg:x2="90.759cm" svg:y2="2.189cm">
          <text:p/>
        </draw:line>
        <draw:line draw:style-name="gr1" draw:text-style-name="P1" draw:layer="layout" svg:x1="90.759cm" svg:y1="2.189cm" svg:x2="93.299cm" svg:y2="2.189cm">
          <text:p/>
        </draw:line>
        <draw:line draw:style-name="gr1" draw:text-style-name="P1" draw:layer="layout" svg:x1="93.299cm" svg:y1="2.189cm" svg:x2="93.299cm" svg:y2="4.729cm">
          <text:p/>
        </draw:line>
        <draw:line draw:style-name="gr1" draw:text-style-name="P1" draw:layer="layout" svg:x1="93.299cm" svg:y1="4.729cm" svg:x2="95.839cm" svg:y2="4.729cm">
          <text:p/>
        </draw:line>
        <draw:line draw:style-name="gr1" draw:text-style-name="P1" draw:layer="layout" svg:x1="95.859cm" svg:y1="4.729cm" svg:x2="95.859cm" svg:y2="2.189cm">
          <text:p/>
        </draw:line>
        <draw:line draw:style-name="gr1" draw:text-style-name="P1" draw:layer="layout" svg:x1="95.859cm" svg:y1="2.189cm" svg:x2="98.399cm" svg:y2="2.189cm">
          <text:p/>
        </draw:line>
        <draw:line draw:style-name="gr1" draw:text-style-name="P1" draw:layer="layout" svg:x1="98.399cm" svg:y1="2.189cm" svg:x2="98.399cm" svg:y2="4.729cm">
          <text:p/>
        </draw:line>
        <draw:line draw:style-name="gr1" draw:text-style-name="P1" draw:layer="layout" svg:x1="98.399cm" svg:y1="4.729cm" svg:x2="100.939cm" svg:y2="4.729cm">
          <text:p/>
        </draw:line>
        <draw:line draw:style-name="gr1" draw:text-style-name="P1" draw:layer="layout" svg:x1="100.919cm" svg:y1="4.759cm" svg:x2="100.919cm" svg:y2="2.219cm">
          <text:p/>
        </draw:line>
        <draw:line draw:style-name="gr1" draw:text-style-name="P1" draw:layer="layout" svg:x1="100.919cm" svg:y1="2.219cm" svg:x2="103.459cm" svg:y2="2.219cm">
          <text:p/>
        </draw:line>
        <draw:line draw:style-name="gr1" draw:text-style-name="P1" draw:layer="layout" svg:x1="103.459cm" svg:y1="2.219cm" svg:x2="103.459cm" svg:y2="4.759cm">
          <text:p/>
        </draw:line>
        <draw:line draw:style-name="gr1" draw:text-style-name="P1" draw:layer="layout" svg:x1="103.459cm" svg:y1="4.759cm" svg:x2="105.999cm" svg:y2="4.759cm">
          <text:p/>
        </draw:line>
        <draw:line draw:style-name="gr1" draw:text-style-name="P1" draw:layer="layout" svg:x1="105.979cm" svg:y1="4.789cm" svg:x2="105.979cm" svg:y2="2.249cm">
          <text:p/>
        </draw:line>
        <draw:line draw:style-name="gr1" draw:text-style-name="P1" draw:layer="layout" svg:x1="105.979cm" svg:y1="2.249cm" svg:x2="108.519cm" svg:y2="2.249cm">
          <text:p/>
        </draw:line>
        <draw:line draw:style-name="gr1" draw:text-style-name="P1" draw:layer="layout" svg:x1="108.519cm" svg:y1="2.249cm" svg:x2="108.519cm" svg:y2="4.789cm">
          <text:p/>
        </draw:line>
        <draw:line draw:style-name="gr1" draw:text-style-name="P1" draw:layer="layout" svg:x1="108.519cm" svg:y1="4.789cm" svg:x2="111.059cm" svg:y2="4.789cm">
          <text:p/>
        </draw:line>
        <draw:line draw:style-name="gr1" draw:text-style-name="P1" draw:layer="layout" svg:x1="111.039cm" svg:y1="4.719cm" svg:x2="111.039cm" svg:y2="2.179cm">
          <text:p/>
        </draw:line>
        <draw:line draw:style-name="gr1" draw:text-style-name="P1" draw:layer="layout" svg:x1="111.039cm" svg:y1="2.179cm" svg:x2="113.579cm" svg:y2="2.179cm">
          <text:p/>
        </draw:line>
        <draw:line draw:style-name="gr1" draw:text-style-name="P1" draw:layer="layout" svg:x1="113.579cm" svg:y1="2.179cm" svg:x2="113.579cm" svg:y2="4.719cm">
          <text:p/>
        </draw:line>
        <draw:line draw:style-name="gr1" draw:text-style-name="P1" draw:layer="layout" svg:x1="113.579cm" svg:y1="4.719cm" svg:x2="116.119cm" svg:y2="4.719cm">
          <text:p/>
        </draw:line>
        <draw:line draw:style-name="gr1" draw:text-style-name="P1" draw:layer="layout" svg:x1="116.099cm" svg:y1="4.649cm" svg:x2="116.099cm" svg:y2="2.109cm">
          <text:p/>
        </draw:line>
        <draw:line draw:style-name="gr1" draw:text-style-name="P1" draw:layer="layout" svg:x1="116.099cm" svg:y1="2.109cm" svg:x2="118.639cm" svg:y2="2.109cm">
          <text:p/>
        </draw:line>
        <draw:line draw:style-name="gr1" draw:text-style-name="P1" draw:layer="layout" svg:x1="118.639cm" svg:y1="2.109cm" svg:x2="118.639cm" svg:y2="4.649cm">
          <text:p/>
        </draw:line>
        <draw:line draw:style-name="gr1" draw:text-style-name="P1" draw:layer="layout" svg:x1="118.639cm" svg:y1="4.649cm" svg:x2="121.179cm" svg:y2="4.649cm">
          <text:p/>
        </draw:line>
        <draw:line draw:style-name="gr1" draw:text-style-name="P1" draw:layer="layout" svg:x1="121.159cm" svg:y1="4.679cm" svg:x2="121.159cm" svg:y2="2.139cm">
          <text:p/>
        </draw:line>
        <draw:line draw:style-name="gr1" draw:text-style-name="P1" draw:layer="layout" svg:x1="121.159cm" svg:y1="2.139cm" svg:x2="123.699cm" svg:y2="2.139cm">
          <text:p/>
        </draw:line>
        <draw:line draw:style-name="gr1" draw:text-style-name="P1" draw:layer="layout" svg:x1="123.699cm" svg:y1="2.139cm" svg:x2="123.699cm" svg:y2="4.679cm">
          <text:p/>
        </draw:line>
        <draw:line draw:style-name="gr1" draw:text-style-name="P1" draw:layer="layout" svg:x1="123.699cm" svg:y1="4.679cm" svg:x2="126.239cm" svg:y2="4.679cm">
          <text:p/>
        </draw:line>
        <draw:line draw:style-name="gr1" draw:text-style-name="P1" draw:layer="layout" svg:x1="126.229cm" svg:y1="4.664cm" svg:x2="126.229cm" svg:y2="2.124cm">
          <text:p/>
        </draw:line>
        <draw:line draw:style-name="gr1" draw:text-style-name="P1" draw:layer="layout" svg:x1="126.229cm" svg:y1="2.124cm" svg:x2="128.769cm" svg:y2="2.124cm">
          <text:p/>
        </draw:line>
        <draw:line draw:style-name="gr1" draw:text-style-name="P1" draw:layer="layout" svg:x1="128.769cm" svg:y1="2.124cm" svg:x2="128.769cm" svg:y2="4.664cm">
          <text:p/>
        </draw:line>
        <draw:line draw:style-name="gr1" draw:text-style-name="P1" draw:layer="layout" svg:x1="128.769cm" svg:y1="4.664cm" svg:x2="131.309cm" svg:y2="4.664cm">
          <text:p/>
        </draw:line>
        <draw:custom-shape draw:style-name="gr2" draw:text-style-name="P3" draw:layer="layout" svg:width="5.08cm" svg:height="2.54cm" svg:x="9.52cm" svg:y="6.099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4.62cm" svg:y="6.099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9.72cm" svg:y="6.099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24.82cm" svg:y="6.099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29.92cm" svg:y="6.099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36cm" svg:height="3.095cm" svg:x="1.381cm" svg:y="6.607cm">
          <draw:text-box>
            <text:p><text:span text:style-name="T2">lw $t0, 0($s1)</text:span></text:p>
          </draw:text-box>
        </draw:frame>
        <draw:custom-shape draw:style-name="gr2" draw:text-style-name="P3" draw:layer="layout" svg:width="5.08cm" svg:height="2.54cm" svg:x="14.597cm" svg:y="8.967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9.697cm" svg:y="8.967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24.797cm" svg:y="8.967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29.897cm" svg:y="8.967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34.997cm" svg:y="8.967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94cm" svg:height="2.159cm" svg:x="6.465cm" svg:y="9.475cm">
          <draw:text-box>
            <text:p><text:span text:style-name="T2">lw $t1, 4($s1)</text:span></text:p>
          </draw:text-box>
        </draw:frame>
        <draw:custom-shape draw:style-name="gr2" draw:text-style-name="P3" draw:layer="layout" svg:width="5.08cm" svg:height="2.54cm" svg:x="19.685cm" svg:y="11.854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24.785cm" svg:y="11.854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29.885cm" svg:y="11.854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34.985cm" svg:y="11.854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40.085cm" svg:y="11.854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94cm" svg:height="2.159cm" svg:x="11.579cm" svg:y="12.269cm">
          <draw:text-box>
            <text:p><text:span text:style-name="T2">lw $t2, 8($s1)</text:span></text:p>
          </draw:text-box>
        </draw:frame>
        <draw:custom-shape draw:style-name="gr2" draw:text-style-name="P3" draw:layer="layout" svg:width="5.08cm" svg:height="2.54cm" svg:x="24.786cm" svg:y="14.654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29.886cm" svg:y="14.654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34.986cm" svg:y="14.654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40.086cm" svg:y="14.654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45.186cm" svg:y="14.654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581cm" svg:height="3.163cm" svg:x="15.439cm" svg:y="15.069cm">
          <draw:text-box>
            <text:p><text:span text:style-name="T2">lw $t3, 12($s1)</text:span></text:p>
          </draw:text-box>
        </draw:frame>
        <draw:custom-shape draw:style-name="gr2" draw:text-style-name="P3" draw:layer="layout" svg:width="5.08cm" svg:height="2.54cm" svg:x="29.86cm" svg:y="17.557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34.96cm" svg:y="17.557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40.06cm" svg:y="17.557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45.16cm" svg:y="17.557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50.26cm" svg:y="17.557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083cm" svg:height="3.095cm" svg:x="20.011cm" svg:y="17.972cm">
          <draw:text-box>
            <text:p><text:span text:style-name="T2">add $t4, $t0, $t1</text:span></text:p>
          </draw:text-box>
        </draw:frame>
        <draw:custom-shape draw:style-name="gr2" draw:text-style-name="P3" draw:layer="layout" svg:width="5.08cm" svg:height="2.54cm" svg:x="34.99cm" svg:y="20.47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40.09cm" svg:y="20.47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45.19cm" svg:y="20.47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50.29cm" svg:y="20.47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55.39cm" svg:y="20.47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083cm" svg:height="3.095cm" svg:x="25.141cm" svg:y="20.885cm">
          <draw:text-box>
            <text:p><text:span text:style-name="T2">add $t5, $t2, $t3</text:span></text:p>
          </draw:text-box>
        </draw:frame>
        <draw:custom-shape draw:style-name="gr2" draw:text-style-name="P3" draw:layer="layout" svg:width="5.08cm" svg:height="2.54cm" svg:x="40.147cm" svg:y="23.391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60.575cm" svg:y="23.394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65.675cm" svg:y="23.394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0.775cm" svg:y="23.394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5.875cm" svg:y="23.394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083cm" svg:height="3.095cm" svg:x="30.298cm" svg:y="23.806cm">
          <draw:text-box>
            <text:p><text:span text:style-name="T2">add $t6, $t4, $t5</text:span></text:p>
          </draw:text-box>
        </draw:frame>
        <draw:custom-shape draw:style-name="gr2" draw:text-style-name="P3" draw:layer="layout" svg:width="5.08cm" svg:height="2.54cm" svg:x="60.571cm" svg:y="26.266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80.971cm" svg:y="26.266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86.071cm" svg:y="26.266cm">
          <text:p text:style-name="P2"><text:span text:style-name="T1">EX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91.171cm" svg:y="26.266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96.271cm" svg:y="26.266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083cm" svg:height="3.095cm" svg:x="50.799cm" svg:y="26.607cm">
          <draw:text-box>
            <text:p><text:span text:style-name="T2">sw $t6, 16($s1)</text:span></text:p>
          </draw:text-box>
        </draw:frame>
        <draw:custom-shape draw:style-name="gr2" draw:text-style-name="P3" draw:layer="layout" svg:width="5.08cm" svg:height="2.54cm" svg:x="86.083cm" svg:y="29.248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91.183cm" svg:y="29.248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96.283cm" svg:y="29.248cm">
          <text:p text:style-name="P2"><text:span text:style-name="T1">EX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01.383cm" svg:y="29.248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06.483cm" svg:y="29.248cm">
          <text:p text:style-name="P2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36cm" svg:height="3.095cm" svg:x="77.944cm" svg:y="29.756cm">
          <draw:text-box>
            <text:p><text:span text:style-name="T2">lw $t0, 0($s2)</text:span></text:p>
          </draw:text-box>
        </draw:frame>
        <draw:custom-shape draw:style-name="gr2" draw:text-style-name="P3" draw:layer="layout" svg:width="5.08cm" svg:height="2.54cm" svg:x="91.184cm" svg:y="32.148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96.284cm" svg:y="32.148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01.384cm" svg:y="32.148cm">
          <text:p text:style-name="P2"><text:span text:style-name="T1">EX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06.484cm" svg:y="32.148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11.584cm" svg:y="32.148cm">
          <text:p text:style-name="P2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36cm" svg:height="3.095cm" svg:x="83.045cm" svg:y="32.656cm">
          <draw:text-box>
            <text:p><text:span text:style-name="T2">lw $t1, 4($s2)</text:span></text:p>
          </draw:text-box>
        </draw:frame>
        <draw:custom-shape draw:style-name="gr2" draw:text-style-name="P3" draw:layer="layout" svg:width="5.08cm" svg:height="2.54cm" svg:x="96.312cm" svg:y="35.036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01.412cm" svg:y="35.036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06.512cm" svg:y="35.036cm">
          <text:p text:style-name="P2"><text:span text:style-name="T1">EX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11.612cm" svg:y="35.036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16.712cm" svg:y="35.036cm">
          <text:p text:style-name="P2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36cm" svg:height="3.095cm" svg:x="88.073cm" svg:y="35.544cm">
          <draw:text-box>
            <text:p><text:span text:style-name="T2">lw $t2, 8($s2)</text:span></text:p>
          </draw:text-box>
        </draw:frame>
        <draw:custom-shape draw:style-name="gr2" draw:text-style-name="P3" draw:layer="layout" svg:width="5.08cm" svg:height="2.54cm" svg:x="101.287cm" svg:y="37.984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06.387cm" svg:y="37.984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11.487cm" svg:y="37.984cm">
          <text:p text:style-name="P2"><text:span text:style-name="T1">EX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16.587cm" svg:y="37.984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21.687cm" svg:y="37.984cm">
          <text:p text:style-name="P2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.703cm" svg:height="3.163cm" svg:x="91.505cm" svg:y="38.492cm">
          <draw:text-box>
            <text:p><text:span text:style-name="T2">addi $t0, $t9, 42</text:span></text:p>
          </draw:text-box>
        </draw:frame>
        <draw:custom-shape draw:style-name="gr2" draw:text-style-name="P3" draw:layer="layout" svg:width="5.08cm" svg:height="2.54cm" svg:x="106.388cm" svg:y="40.884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11.488cm" svg:y="40.884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16.588cm" svg:y="40.884cm">
          <text:p text:style-name="P2"><text:span text:style-name="T1">EX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21.688cm" svg:y="40.884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26.788cm" svg:y="40.884cm">
          <text:p text:style-name="P2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759cm" svg:height="3.095cm" svg:x="96.05cm" svg:y="41.392cm">
          <draw:text-box>
            <text:p><text:span text:style-name="T2">addi $t1,$t9, 100</text:span></text:p>
          </draw:text-box>
        </draw:frame>
        <draw:custom-shape draw:style-name="gr2" draw:text-style-name="P3" draw:layer="layout" svg:width="5.08cm" svg:height="2.54cm" svg:x="111.516cm" svg:y="43.772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16.616cm" svg:y="43.772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21.716cm" svg:y="43.772cm">
          <text:p text:style-name="P2"><text:span text:style-name="T1">EX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26.816cm" svg:y="43.772cm">
          <text:p text:style-name="P2"><text:span text:style-name="T1">M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31.916cm" svg:y="43.772cm">
          <text:p text:style-name="P2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307cm" svg:height="3.095cm" svg:x="100.33cm" svg:y="44.28cm">
          <draw:text-box>
            <text:p><text:span text:style-name="T2">addi $t2, $t9, 2017</text:span></text:p>
          </draw:text-box>
        </draw:frame>
        <draw:line draw:style-name="gr1" draw:text-style-name="P1" draw:layer="layout" svg:x1="131.429cm" svg:y1="4.683cm" svg:x2="131.429cm" svg:y2="2.143cm">
          <text:p/>
        </draw:line>
        <draw:line draw:style-name="gr1" draw:text-style-name="P1" draw:layer="layout" svg:x1="131.429cm" svg:y1="2.143cm" svg:x2="133.969cm" svg:y2="2.143cm">
          <text:p/>
        </draw:line>
        <draw:line draw:style-name="gr1" draw:text-style-name="P1" draw:layer="layout" svg:x1="133.969cm" svg:y1="2.143cm" svg:x2="133.969cm" svg:y2="4.683cm">
          <text:p/>
        </draw:line>
        <draw:line draw:style-name="gr1" draw:text-style-name="P1" draw:layer="layout" svg:x1="133.969cm" svg:y1="4.683cm" svg:x2="136.509cm" svg:y2="4.683cm">
          <text:p/>
        </draw:line>
        <draw:line draw:style-name="gr1" draw:text-style-name="P1" draw:layer="layout" svg:x1="136.499cm" svg:y1="4.668cm" svg:x2="136.499cm" svg:y2="2.128cm">
          <text:p/>
        </draw:line>
        <draw:line draw:style-name="gr1" draw:text-style-name="P1" draw:layer="layout" svg:x1="136.499cm" svg:y1="2.128cm" svg:x2="139.039cm" svg:y2="2.128cm">
          <text:p/>
        </draw:line>
        <draw:line draw:style-name="gr1" draw:text-style-name="P1" draw:layer="layout" svg:x1="139.039cm" svg:y1="2.128cm" svg:x2="139.039cm" svg:y2="4.6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0.386cm" fo:page-height="48.9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22:18:57.269712490</meta:creation-date>
    <dc:date>2017-12-11T09:51:01.247542834</dc:date>
    <meta:editing-duration>PT10H14M</meta:editing-duration>
    <meta:editing-cycles>27</meta:editing-cycles>
    <meta:generator>LibreOffice/5.1.6.2$Linux_X86_64 LibreOffice_project/10m0$Build-2</meta:generator>
    <meta:document-statistic meta:object-count="188"/>
  </office:meta>
</office:document-meta>
</file>